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2" style:family="graphic" style:parent-style-name="standard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7" style:family="graphic" style:parent-style-name="objectwithoutfill">
      <style:graphic-properties draw:stroke="dash" draw:stroke-dash="Line_20_Style_20_3" svg:stroke-color="#000000" draw:fill="none" draw:textarea-vertical-align="middle"/>
    </style:style>
    <style:style style:name="gr8" style:family="graphic" style:parent-style-name="objectwithoutfill">
      <style:graphic-properties draw:stroke="dash" draw:stroke-dash="Line_20_Style_20_3" svg:stroke-color="#000000" draw:fill="none" draw:textarea-vertical-align="middle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45cm"/>
    </style:style>
    <style:style style:name="P1" style:family="paragraph">
      <loext:graphic-properties draw:fill="none"/>
      <style:paragraph-properties fo:text-align="center"/>
      <style:text-properties style:font-name="Times New Roman"/>
    </style:style>
    <style:style style:name="P2" style:family="paragraph">
      <style:text-properties style:font-name="Times New Roman"/>
    </style:style>
    <style:style style:name="P3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0% 100%" fo:font-style="italic" style:font-name-asian="Arial1" style:font-style-asian="italic" style:font-name-complex="Arial1" style:font-style-complex="italic"/>
    </style:style>
    <style:style style:name="T3" style:family="text">
      <style:text-properties style:text-position="-33% 58%" fo:font-style="italic" style:font-name-asian="Arial1" style:font-style-asian="italic" style:font-name-complex="Arial1" style:font-style-complex="italic"/>
    </style:style>
    <style:style style:name="T4" style:family="text">
      <style:text-properties fo:font-style="italic" style:font-name-asian="Arial1" style:font-style-asian="italic" style:font-name-complex="Arial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3d:scene draw:style-name="gr1" svg:width="9.032cm" svg:height="8.763cm" svg:x="2.579cm" svg:y="3.909cm" dr3d:transform="matrix (-0.448812723638716 -0.320215324291266 0.834283695866721 0.00557485865608503 0.932572507227793 0.360939662151217 -0.893608448959026 0.166645326522861 -0.416765251787056 0.121790645274411cm -0.0704570486403556cm 0.177725806102382cm)" dr3d:vrp="(0 0 16888.1428571429)" dr3d:vpn="(0 0 14297.1428571429)" dr3d:projection="parallel" dr3d:distance="2.591cm" dr3d:focal-length="10.008cm" dr3d:shadow-slant="1" dr3d:shade-mode="gouraud" dr3d:ambient-color="#eeeeee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2" draw:layer="layout"/>
          </dr3d:scene>
          <draw:line draw:style-name="gr3" draw:text-style-name="P1" draw:layer="layout" svg:x1="5.627cm" svg:y1="3.909cm" svg:x2="5.627cm" svg:y2="0.099cm">
            <text:p/>
          </draw:line>
          <draw:line draw:style-name="gr3" draw:text-style-name="P1" draw:layer="layout" svg:x1="2.579cm" svg:y1="11.629cm" svg:x2="0.039cm" svg:y2="13.407cm">
            <text:p/>
          </draw:line>
          <draw:line draw:style-name="gr3" draw:text-style-name="P1" draw:layer="layout" svg:x1="11.469cm" svg:y1="10.64cm" svg:x2="16.168cm" svg:y2="11.529cm">
            <text:p/>
          </draw:line>
          <draw:frame draw:style-name="gr4" draw:text-style-name="P3" draw:layer="layout" svg:width="0.82cm" svg:height="0.954cm" svg:x="0.108cm" svg:y="11.591cm">
            <draw:text-box>
              <text:p text:style-name="P2"><text:span text:style-name="T1">x</text:span></text:p>
            </draw:text-box>
          </draw:frame>
          <draw:frame draw:style-name="gr4" draw:text-style-name="P3" draw:layer="layout" svg:width="0.82cm" svg:height="0.954cm" svg:x="15.094cm" svg:y="10.067cm">
            <draw:text-box>
              <text:p text:style-name="P2"><text:span text:style-name="T1">y</text:span></text:p>
            </draw:text-box>
          </draw:frame>
          <draw:frame draw:style-name="gr5" draw:text-style-name="P3" draw:layer="layout" svg:width="0.82cm" svg:height="0.954cm" svg:x="4.43cm" svg:y="0.007cm">
            <draw:text-box>
              <text:p text:style-name="P2"><text:span text:style-name="T1">z</text:span></text:p>
            </draw:text-box>
          </draw:frame>
          <draw:line draw:style-name="gr3" draw:text-style-name="P1" draw:layer="layout" svg:x1="4.169cm" svg:y1="8.678cm" svg:x2="6.993cm" svg:y2="9.168cm">
            <text:p/>
          </draw:line>
          <draw:line draw:style-name="gr3" draw:text-style-name="P1" draw:layer="layout" svg:x1="10.953cm" svg:y1="7.829cm" svg:x2="9.195cm" svg:y2="9.032cm">
            <text:p/>
          </draw:line>
          <draw:frame draw:style-name="gr6" draw:text-style-name="P3" draw:layer="layout" svg:width="1.345cm" svg:height="1.657cm" svg:x="6.082cm" svg:y="9.056cm">
            <draw:text-box>
              <text:p text:style-name="P2"><text:span text:style-name="T2">τ</text:span><text:span text:style-name="T3">xy</text:span></text:p>
            </draw:text-box>
          </draw:frame>
          <draw:frame draw:style-name="gr6" draw:text-style-name="P3" draw:layer="layout" svg:width="1.345cm" svg:height="1.657cm" svg:x="8.783cm" svg:y="8.957cm">
            <draw:text-box>
              <text:p text:style-name="P2"><text:span text:style-name="T2">τ</text:span><text:span text:style-name="T3">yx</text:span></text:p>
            </draw:text-box>
          </draw:frame>
          <draw:line draw:style-name="gr7" draw:text-style-name="P1" draw:layer="layout" svg:x1="5.598cm" svg:y1="3.88cm" svg:x2="10.424cm" svg:y2="5.658cm">
            <text:p/>
          </draw:line>
          <draw:line draw:style-name="gr7" draw:text-style-name="P1" draw:layer="layout" svg:x1="2.598cm" svg:y1="5.838cm" svg:x2="7.424cm" svg:y2="7.616cm">
            <text:p/>
          </draw:line>
          <draw:line draw:style-name="gr8" draw:text-style-name="P1" draw:layer="layout" svg:x1="2.598cm" svg:y1="11.625cm" svg:x2="7.424cm" svg:y2="13.403cm">
            <text:p/>
          </draw:line>
          <draw:line draw:style-name="gr7" draw:text-style-name="P1" draw:layer="layout" svg:x1="8.577cm" svg:y1="6.888cm" svg:x2="7.561cm" svg:y2="7.65cm">
            <text:p/>
          </draw:line>
          <draw:line draw:style-name="gr7" draw:text-style-name="P1" draw:layer="layout" svg:x1="7.532cm" svg:y1="7.719cm" svg:x2="7.532cm" svg:y2="13.434cm">
            <text:p/>
          </draw:line>
          <draw:line draw:style-name="gr7" draw:text-style-name="P1" draw:layer="layout" svg:x1="8.519cm" svg:y1="12.675cm" svg:x2="7.503cm" svg:y2="13.437cm">
            <text:p/>
          </draw:line>
          <draw:frame draw:style-name="gr9" draw:text-style-name="P3" draw:layer="layout" svg:width="0.845cm" svg:height="0.954cm" svg:x="8.296cm" svg:y="4.265cm">
            <draw:text-box>
              <text:p text:style-name="P2"><text:span text:style-name="T4">θ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ine_20_Style_20_3" draw:display-name="Line Style 3" draw:style="rect" draw:dots1="1" draw:dots1-length="0.305cm" draw:distance="0.3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129cm" fo:page-height="13.4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4:46:07.075368307</meta:creation-date>
    <dc:date>2017-02-28T22:10:52.352329027</dc:date>
    <meta:editing-duration>PT11M23S</meta:editing-duration>
    <meta:editing-cycles>3</meta:editing-cycles>
    <meta:generator>LibreOffice/5.3.0.3$Linux_X86_64 LibreOffice_project/30m0$Build-3</meta:generator>
    <meta:document-statistic meta:object-count="20"/>
  </office:meta>
</office:document-meta>
</file>